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45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secondary-fill-color="#cccc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42" draw:master-page-name="Master1-Layout7-blank-Blank" presentation:presentation-page-layout-name="Master1-PPL7" draw:id="Slide-256">
        <draw:custom-shape svg:x="6.29688in" svg:y="1.18056in" svg:width="1.57465in" svg:height="1.57465in" draw:id="id63" draw:style-name="a345" draw:name="NorthEast">
          <svg:title/>
          <svg:desc/>
          <text:p text:style-name="a344" text:class-names="" text:cond-style-name="">
            <text:span text:style-name="a343" text:class-names=""/>
          </text:p>
          <draw:enhanced-geometry xmlns:dr3d="urn:oasis:names:tc:opendocument:xmlns:dr3d:1.0" draw:path-stretchpoint-x="21600" draw:path-stretchpoint-y="21600" draw:type="non-primitive" svg:viewBox="0 0 21600 21600" draw:extrusion-brightness="47%" draw:extrusion-depth="0.69444in 0" draw:extrusion-diffusion="65.536%" draw:extrusion-second-light-level="37%" draw:extrusion-first-light-direction="(0.05468 -0.05468 0.01094)" draw:extrusion-second-light-direction="(-0.05468 0 0.01094)" draw:extrusion-viewpoint="(-1.36702in 1.36702in 9.84252in)" draw:extrusion-origin="-0.5 0.5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19098 0 0" dr3d:shade-mode="gouraud" draw:extrusion-color="true" draw:extrusion-first-light-harsh="false" draw:extrusion-second-light-harsh="false" draw:extrusion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$0"/>
            <draw:equation draw:name="f14" draw:formula="?f10 * ?f68 / 100000"/>
            <draw:equation draw:name="f15" draw:formula="?f7 * ?f69 / 100000"/>
            <draw:equation draw:name="f16" draw:formula="?f8 * ?f69 / 100000"/>
            <draw:equation draw:name="f17" draw:formula="1080000 + ?f1"/>
            <draw:equation draw:name="f18" draw:formula="?f17 * ?f12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14"/>
            <draw:equation draw:name="f23" draw:formula="18360000 + ?f1"/>
            <draw:equation draw:name="f24" draw:formula="?f23 * ?f12 / ?f0"/>
            <draw:equation draw:name="f25" draw:formula="0 - ?f24"/>
            <draw:equation draw:name="f26" draw:formula="sin(?f25)"/>
            <draw:equation draw:name="f27" draw:formula="0 - ?f26"/>
            <draw:equation draw:name="f28" draw:formula="?f27 * ?f14"/>
            <draw:equation draw:name="f29" draw:formula="cos(?f19)"/>
            <draw:equation draw:name="f30" draw:formula="0 - ?f29"/>
            <draw:equation draw:name="f31" draw:formula="?f30 * ?f15"/>
            <draw:equation draw:name="f32" draw:formula="cos(?f25)"/>
            <draw:equation draw:name="f33" draw:formula="0 - ?f32"/>
            <draw:equation draw:name="f34" draw:formula="?f33 * ?f15"/>
            <draw:equation draw:name="f35" draw:formula="?f11 - ?f22"/>
            <draw:equation draw:name="f36" draw:formula="?f11 - ?f28"/>
            <draw:equation draw:name="f37" draw:formula="?f11 + ?f28"/>
            <draw:equation draw:name="f38" draw:formula="?f11 + ?f22"/>
            <draw:equation draw:name="f39" draw:formula="?f16 - ?f31"/>
            <draw:equation draw:name="f40" draw:formula="?f16 - ?f34"/>
            <draw:equation draw:name="f41" draw:formula="?f14 * ?f13 / 50000"/>
            <draw:equation draw:name="f42" draw:formula="?f15 * ?f13 / 50000"/>
            <draw:equation draw:name="f43" draw:formula="20520000 + ?f1"/>
            <draw:equation draw:name="f44" draw:formula="?f43 * ?f12 / ?f0"/>
            <draw:equation draw:name="f45" draw:formula="0 - ?f44"/>
            <draw:equation draw:name="f46" draw:formula="sin(?f45)"/>
            <draw:equation draw:name="f47" draw:formula="0 - ?f46"/>
            <draw:equation draw:name="f48" draw:formula="?f47 * ?f41"/>
            <draw:equation draw:name="f49" draw:formula="3240000 + ?f1"/>
            <draw:equation draw:name="f50" draw:formula="?f49 * ?f12 / ?f0"/>
            <draw:equation draw:name="f51" draw:formula="0 - ?f50"/>
            <draw:equation draw:name="f52" draw:formula="sin(?f51)"/>
            <draw:equation draw:name="f53" draw:formula="0 - ?f52"/>
            <draw:equation draw:name="f54" draw:formula="?f53 * ?f41"/>
            <draw:equation draw:name="f55" draw:formula="cos(?f51)"/>
            <draw:equation draw:name="f56" draw:formula="0 - ?f55"/>
            <draw:equation draw:name="f57" draw:formula="?f56 * ?f42"/>
            <draw:equation draw:name="f58" draw:formula="cos(?f45)"/>
            <draw:equation draw:name="f59" draw:formula="0 - ?f58"/>
            <draw:equation draw:name="f60" draw:formula="?f59 * ?f42"/>
            <draw:equation draw:name="f61" draw:formula="?f11 - ?f48"/>
            <draw:equation draw:name="f62" draw:formula="?f11 - ?f54"/>
            <draw:equation draw:name="f63" draw:formula="?f11 + ?f54"/>
            <draw:equation draw:name="f64" draw:formula="?f11 + ?f48"/>
            <draw:equation draw:name="f65" draw:formula="?f16 - ?f57"/>
            <draw:equation draw:name="f66" draw:formula="?f16 - ?f60"/>
            <draw:equation draw:name="f67" draw:formula="?f16 + ?f42"/>
            <draw:equation draw:name="f68" draw:formula="105146"/>
            <draw:equation draw:name="f69" draw:formula="11055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2" style:display-name="Title and Content">
      <presentation:placeholder presentation:object="title" svg:x="0.75in" svg:y="0.66667in" svg:width="8.5in" svg:height="1.25in"/>
      <presentation:placeholder presentation:object="object" svg:x="0.75in" svg:y="2.16667in" svg:width="8.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4" style:display-name="Two Content">
      <presentation:placeholder presentation:object="title" svg:x="0.75in" svg:y="0.66667in" svg:width="8.5in" svg:height="1.25in"/>
      <presentation:placeholder presentation:object="object" svg:x="0.75in" svg:y="2.16667in" svg:width="4.16667in" svg:height="4.5in"/>
      <presentation:placeholder presentation:object="object" svg:x="5.08333in" svg:y="2.16667in" svg:width="4.16667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6" style:display-name="Title Only">
      <presentation:placeholder presentation:object="title" svg:x="0.75in" svg:y="0.66667in" svg:width="8.5in" svg:height="1.2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7" style:display-name="Blank"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0" style:display-name="Title and Vertical Text">
      <presentation:placeholder presentation:object="title" svg:x="0.75in" svg:y="0.66667in" svg:width="8.5in" svg:height="1.25in"/>
      <presentation:placeholder presentation:object="outline" svg:x="0.75in" svg:y="2.16667in" svg:width="8.5in" svg:height="4.5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presentation-page-layout style:name="Master1-PPL11" style:display-name="Vertical Title and Text">
      <presentation:placeholder presentation:object="title" svg:x="7.125in" svg:y="0.66667in" svg:width="2.125in" svg:height="6in"/>
      <presentation:placeholder presentation:object="outline" svg:x="0.75in" svg:y="0.66667in" svg:width="6.20833in" svg:height="6in"/>
      <presentation:placeholder presentation:object="date-time" svg:x="0.75in" svg:y="6.83333in" svg:width="2.08333in" svg:height="0.5in"/>
      <presentation:placeholder presentation:object="footer" svg:x="3.41667in" svg:y="6.83333in" svg:width="3.16667in" svg:height="0.5in"/>
      <presentation:placeholder presentation:object="page-number" svg:x="7.16667in" svg:y="6.83333in" svg:width="2.08333in" svg:height="0.5in"/>
    </style:presentation-page-layout>
    <style:default-style style:family="graphic">
      <style:graphic-properties draw:fill="solid" draw:fill-color="#00cc99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3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12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9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16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29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5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9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2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24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00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327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3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3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64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6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0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3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9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0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31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7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09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4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44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Rectangle 2" svg:x="0.75in" svg:y="0.66667in" svg:width="8.5in" svg:height="1.25in" presentation:class="title" presentation:placeholder="false">
        <draw:text-box>
          <text:p text:style-name="a2" text:class-names="" text:cond-style-name=""><text:span text:style-name="a1" text:class-names="">Klicken Sie, um das Titelformat zu bearbeiten</text:span></text:p>
        </draw:text-box>
        <svg:title/>
        <svg:desc/>
      </draw:frame>
      <draw:frame draw:id="id1" presentation:style-name="a19" draw:name="Rectangle 3" svg:x="0.75in" svg:y="2.16667in" svg:width="8.5in" svg:height="4.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en Sie, um die Formate des Vorlagentextes zu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75in" svg:y="6.83333in" svg:width="2.08333in" svg:height="0.5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67in" svg:y="6.83333in" svg:width="3.16667in" svg:height="0.5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67in" svg:y="6.83333in" svg:width="2.08333in" svg:height="0.5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29">
      <draw:frame draw:id="id5" presentation:style-name="a33" draw:name="Title 1" svg:x="1.25in" svg:y="1.22743in" svg:width="7.5in" svg:height="2.61111in" presentation:class="title" presentation:placeholder="false">
        <draw:text-box>
          <text:p text:style-name="a32" text:class-names="" text:cond-style-name=""><text:span text:style-name="a30" text:class-names="">Click to edit Master title style</text:span><text:span text:style-name="a31" text:class-names=""/></text:p>
        </draw:text-box>
        <svg:title/>
        <svg:desc/>
      </draw:frame>
      <draw:frame draw:id="id6" presentation:style-name="a37" draw:name="Subtitle 2" svg:x="1.25in" svg:y="3.93924in" svg:width="7.5in" svg:height="1.81076in" presentation:class="subtitle" presentation:placeholder="false">
        <draw:text-box>
          <text:p text:style-name="a36" text:class-names="" text:cond-style-name=""><text:span text:style-name="a34" text:class-names="">Click to edit Master subtitle style</text:span><text:span text:style-name="a35" text:class-names=""/></text:p>
        </draw:text-box>
        <svg:title/>
        <svg:desc/>
      </draw:frame>
      <draw:frame draw:id="id7" presentation:style-name="a40" draw:name="Date Placeholder 3" svg:x="0.75in" svg:y="6.83333in" svg:width="2.08333in" svg:height="0.5in" presentation:class="date-time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8" presentation:style-name="a43" draw:name="Footer Placeholder 4" svg:x="3.41667in" svg:y="6.83333in" svg:width="3.16667in" svg:height="0.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83333in" svg:width="2.08333in" svg:height="0.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1" draw:name="Title 1" svg:x="0.75in" svg:y="0.66667in" svg:width="8.5in" svg:height="1.25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1" presentation:style-name="a68" draw:name="Content Placeholder 2" svg:x="0.75in" svg:y="2.16667in" svg:width="8.5in" svg:height="4.5in" presentation:class="object" presentation:placeholder="false">
        <draw:text-box>
          <text:list text:style-name="a54">
            <text:list-item>
              <text:p text:style-name="a53" text:class-names="" text:cond-style-name=""><text:span text:style-name="a52" text:class-names="">Click to edit Master text styles</text:span></text:p>
            </text:list-item>
          </text:list>
          <text:list text:style-name="a57">
            <text:list-item>
              <text:list text:style-name="a57">
                <text:list-item>
                  <text:p text:style-name="a56" text:class-names="" text:cond-style-name=""><text:span text:style-name="a55" text:class-names="">Second level</text:span></text:p>
                </text:list-item>
              </text:list>
            </text:list-item>
          </text:list>
          <text:list text:style-name="a60">
            <text:list-item>
              <text:list text:style-name="a60">
                <text:list-item>
                  <text:list text:style-name="a60">
                    <text:list-item>
                      <text:p text:style-name="a59" text:class-names="" text:cond-style-name=""><text:span text:style-name="a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list text:style-name="a63">
                        <text:list-item>
                          <text:p text:style-name="a62" text:class-names="" text:cond-style-name=""><text:span text:style-name="a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list text:style-name="a67">
                            <text:list-item>
                              <text:p text:style-name="a66" text:class-names="" text:cond-style-name=""><text:span text:style-name="a64" text:class-names="">Fifth level</text:span><text:span text:style-name="a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1" draw:name="Date Placeholder 3" svg:x="0.75in" svg:y="6.83333in" svg:width="2.08333in" svg:height="0.5in" presentation:class="date-tim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3" presentation:style-name="a74" draw:name="Footer Placeholder 4" svg:x="3.41667in" svg:y="6.83333in" svg:width="3.16667in" svg:height="0.5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4" presentation:style-name="a77" draw:name="Slide Number Placeholder 5" svg:x="7.16667in" svg:y="6.83333in" svg:width="2.08333in" svg:height="0.5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8">
      <draw:frame draw:id="id15" presentation:style-name="a82" draw:name="Title 1" svg:x="0.68229in" svg:y="1.86979in" svg:width="8.625in" svg:height="3.11979in" presentation:class="title" presentation:placeholder="false">
        <draw:text-box>
          <text:p text:style-name="a81" text:class-names="" text:cond-style-name=""><text:span text:style-name="a79" text:class-names="">Click to edit Master title style</text:span><text:span text:style-name="a80" text:class-names=""/></text:p>
        </draw:text-box>
        <svg:title/>
        <svg:desc/>
      </draw:frame>
      <draw:frame draw:id="id16" presentation:style-name="a86" draw:name="Text Placeholder 2" svg:x="0.68229in" svg:y="5.0191in" svg:width="8.625in" svg:height="1.64062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Click to edit Master text styles</text:span></text:p>
            </text:list-item>
          </text:list>
        </draw:text-box>
        <svg:title/>
        <svg:desc/>
      </draw:frame>
      <draw:frame draw:id="id17" presentation:style-name="a89" draw:name="Date Placeholder 3" svg:x="0.75in" svg:y="6.83333in" svg:width="2.08333in" svg:height="0.5in" presentation:class="date-time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frame draw:id="id18" presentation:style-name="a92" draw:name="Footer Placeholder 4" svg:x="3.41667in" svg:y="6.83333in" svg:width="3.16667in" svg:height="0.5in" presentation:class="footer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9" presentation:style-name="a95" draw:name="Slide Number Placeholder 5" svg:x="7.16667in" svg:y="6.83333in" svg:width="2.08333in" svg:height="0.5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6">
      <draw:frame draw:id="id20" presentation:style-name="a100" draw:name="Title 1" svg:x="0.75in" svg:y="0.66667in" svg:width="8.5in" svg:height="1.25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1" presentation:style-name="a117" draw:name="Content Placeholder 2" svg:x="0.75in" svg:y="2.16667in" svg:width="4.16667in" svg:height="4.5in" presentation:class="object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Second level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Fifth level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4" draw:name="Content Placeholder 3" svg:x="5.08333in" svg:y="2.16667in" svg:width="4.16667in" svg:height="4.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7" draw:name="Date Placeholder 4" svg:x="0.75in" svg:y="6.83333in" svg:width="2.08333in" svg:height="0.5in" presentation:class="date-time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4" presentation:style-name="a140" draw:name="Footer Placeholder 5" svg:x="3.41667in" svg:y="6.83333in" svg:width="3.16667in" svg:height="0.5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5" presentation:style-name="a143" draw:name="Slide Number Placeholder 6" svg:x="7.16667in" svg:y="6.83333in" svg:width="2.08333in" svg:height="0.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4">
      <draw:frame draw:id="id26" presentation:style-name="a148" draw:name="Title 1" svg:x="0.68924in" svg:y="0.39931in" svg:width="8.625in" svg:height="1.44965in" presentation:class="title" presentation:placeholder="false">
        <draw:text-box>
          <text:p text:style-name="a147" text:class-names="" text:cond-style-name=""><text:span text:style-name="a145" text:class-names="">Click to edit Master title style</text:span><text:span text:style-name="a146" text:class-names=""/></text:p>
        </draw:text-box>
        <svg:title/>
        <svg:desc/>
      </draw:frame>
      <draw:frame draw:id="id27" presentation:style-name="a152" draw:name="Text Placeholder 2" svg:x="0.68924in" svg:y="1.83854in" svg:width="4.2309in" svg:height="0.90104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</draw:text-box>
        <svg:title/>
        <svg:desc/>
      </draw:frame>
      <draw:frame draw:id="id28" presentation:style-name="a169" draw:name="Content Placeholder 3" svg:x="0.68924in" svg:y="2.73958in" svg:width="4.2309in" svg:height="4.02951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3" draw:name="Text Placeholder 4" svg:x="5.0625in" svg:y="1.83854in" svg:width="4.25174in" svg:height="0.90104in" presentation:class="outline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</draw:text-box>
        <svg:title/>
        <svg:desc/>
      </draw:frame>
      <draw:frame draw:id="id30" presentation:style-name="a190" draw:name="Content Placeholder 5" svg:x="5.0625in" svg:y="2.73958in" svg:width="4.25174in" svg:height="4.02951in" presentation:class="object" presentation:placeholder="false">
        <draw:text-box>
          <text:list text:style-name="a176">
            <text:list-item>
              <text:p text:style-name="a175" text:class-names="" text:cond-style-name=""><text:span text:style-name="a174" text:class-names="">Click to edit Master text styles</text:span></text:p>
            </text:list-item>
          </text:list>
          <text:list text:style-name="a179">
            <text:list-item>
              <text:list text:style-name="a179">
                <text:list-item>
                  <text:p text:style-name="a178" text:class-names="" text:cond-style-name=""><text:span text:style-name="a177" text:class-names="">Second level</text:span></text:p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p text:style-name="a181" text:class-names="" text:cond-style-name=""><text:span text:style-name="a180" text:class-names="">Third level</text:span></text:p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p text:style-name="a184" text:class-names="" text:cond-style-name=""><text:span text:style-name="a1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6" text:class-names="">Fifth level</text:span><text:span text:style-name="a1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3" draw:name="Date Placeholder 6" svg:x="0.75in" svg:y="6.83333in" svg:width="2.08333in" svg:height="0.5in" presentation:class="date-time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32" presentation:style-name="a196" draw:name="Footer Placeholder 7" svg:x="3.41667in" svg:y="6.83333in" svg:width="3.16667in" svg:height="0.5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3" presentation:style-name="a199" draw:name="Slide Number Placeholder 8" svg:x="7.16667in" svg:y="6.83333in" svg:width="2.08333in" svg:height="0.5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0">
      <draw:frame draw:id="id34" presentation:style-name="a204" draw:name="Title 1" svg:x="0.75in" svg:y="0.66667in" svg:width="8.5in" svg:height="1.25in" presentation:class="title" presentation:placeholder="false">
        <draw:text-box>
          <text:p text:style-name="a203" text:class-names="" text:cond-style-name=""><text:span text:style-name="a201" text:class-names="">Click to edit Master title style</text:span><text:span text:style-name="a202" text:class-names=""/></text:p>
        </draw:text-box>
        <svg:title/>
        <svg:desc/>
      </draw:frame>
      <draw:frame draw:id="id35" presentation:style-name="a207" draw:name="Date Placeholder 2" svg:x="0.75in" svg:y="6.83333in" svg:width="2.08333in" svg:height="0.5in" presentation:class="date-tim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36" presentation:style-name="a210" draw:name="Footer Placeholder 3" svg:x="3.41667in" svg:y="6.83333in" svg:width="3.16667in" svg:height="0.5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7" presentation:style-name="a213" draw:name="Slide Number Placeholder 4" svg:x="7.16667in" svg:y="6.83333in" svg:width="2.08333in" svg:height="0.5in" presentation:class="page-number" presentation:placeholder="false">
        <draw:text-box>
          <text:p text:style-name="a212" text:class-names="" text:cond-style-name=""><text:span text:style-name="a21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4">
      <draw:frame draw:id="id38" presentation:style-name="a217" draw:name="Date Placeholder 1" svg:x="0.75in" svg:y="6.83333in" svg:width="2.08333in" svg:height="0.5in" presentation:class="date-time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9" presentation:style-name="a220" draw:name="Footer Placeholder 2" svg:x="3.41667in" svg:y="6.83333in" svg:width="3.16667in" svg:height="0.5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0" presentation:style-name="a223" draw:name="Slide Number Placeholder 3" svg:x="7.16667in" svg:y="6.83333in" svg:width="2.08333in" svg:height="0.5in" presentation:class="page-number" presentation:placeholder="false">
        <draw:text-box>
          <text:p text:style-name="a222" text:class-names="" text:cond-style-name=""><text:span text:style-name="a22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4">
      <draw:frame draw:id="id41" presentation:style-name="a228" draw:name="Title 1" svg:x="0.68924in" svg:y="0.5in" svg:width="3.22569in" svg:height="1.75in" presentation:class="title" presentation:placeholder="false">
        <draw:text-box>
          <text:p text:style-name="a227" text:class-names="" text:cond-style-name=""><text:span text:style-name="a225" text:class-names="">Click to edit Master title style</text:span><text:span text:style-name="a226" text:class-names=""/></text:p>
        </draw:text-box>
        <svg:title/>
        <svg:desc/>
      </draw:frame>
      <draw:frame draw:id="id42" presentation:style-name="a245" draw:name="Content Placeholder 2" svg:x="4.25174in" svg:y="1.07986in" svg:width="5.0625in" svg:height="5.32986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1" text:class-names="">Fifth level</text:span><text:span text:style-name="a2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9" draw:name="Text Placeholder 3" svg:x="0.68924in" svg:y="2.25in" svg:width="3.22569in" svg:height="4.1684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44" presentation:style-name="a252" draw:name="Date Placeholder 4" svg:x="0.75in" svg:y="6.83333in" svg:width="2.08333in" svg:height="0.5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5" presentation:style-name="a255" draw:name="Footer Placeholder 5" svg:x="3.41667in" svg:y="6.83333in" svg:width="3.16667in" svg:height="0.5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6" presentation:style-name="a258" draw:name="Slide Number Placeholder 6" svg:x="7.16667in" svg:y="6.83333in" svg:width="2.08333in" svg:height="0.5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9">
      <draw:frame draw:id="id47" presentation:style-name="a263" draw:name="Title 1" svg:x="0.68924in" svg:y="0.5in" svg:width="3.22569in" svg:height="1.75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8" presentation:style-name="a266" draw:name="Picture Placeholder 2" svg:x="4.25174in" svg:y="1.07986in" svg:width="5.0625in" svg:height="5.32986in" presentation:class="graphic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9" presentation:style-name="a270" draw:name="Text Placeholder 3" svg:x="0.68924in" svg:y="2.25in" svg:width="3.22569in" svg:height="4.1684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Click to edit Master text styles</text:span></text:p>
            </text:list-item>
          </text:list>
        </draw:text-box>
        <svg:title/>
        <svg:desc/>
      </draw:frame>
      <draw:frame draw:id="id50" presentation:style-name="a273" draw:name="Date Placeholder 4" svg:x="0.75in" svg:y="6.83333in" svg:width="2.08333in" svg:height="0.5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51" presentation:style-name="a276" draw:name="Footer Placeholder 5" svg:x="3.41667in" svg:y="6.83333in" svg:width="3.16667in" svg:height="0.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52" presentation:style-name="a279" draw:name="Slide Number Placeholder 6" svg:x="7.16667in" svg:y="6.83333in" svg:width="2.08333in" svg:height="0.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80">
      <draw:frame draw:id="id53" presentation:style-name="a284" draw:name="Title 1" svg:x="0.75in" svg:y="0.66667in" svg:width="8.5in" svg:height="1.25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54" presentation:style-name="a301" draw:name="Vertical Text Placeholder 2" svg:x="0.75in" svg:y="2.16667in" svg:width="8.5in" svg:height="4.5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Click to 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list text:style-name="a300">
                            <text:list-item>
                              <text:p text:style-name="a299" text:class-names="" text:cond-style-name=""><text:span text:style-name="a297" text:class-names="">Fifth level</text:span><text:span text:style-name="a2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4" draw:name="Date Placeholder 3" svg:x="0.75in" svg:y="6.83333in" svg:width="2.08333in" svg:height="0.5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6" presentation:style-name="a307" draw:name="Footer Placeholder 4" svg:x="3.41667in" svg:y="6.83333in" svg:width="3.16667in" svg:height="0.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7" presentation:style-name="a310" draw:name="Slide Number Placeholder 5" svg:x="7.16667in" svg:y="6.83333in" svg:width="2.08333in" svg:height="0.5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11">
      <draw:frame draw:id="id58" presentation:style-name="a315" draw:name="Vertical Title 1" svg:x="7.125in" svg:y="0.66667in" svg:width="2.125in" svg:height="6in" presentation:class="title" presentation:placeholder="false">
        <draw:text-box>
          <text:p text:style-name="a314" text:class-names="" text:cond-style-name=""><text:span text:style-name="a312" text:class-names="">Click to edit Master title style</text:span><text:span text:style-name="a313" text:class-names=""/></text:p>
        </draw:text-box>
        <svg:title/>
        <svg:desc/>
      </draw:frame>
      <draw:frame draw:id="id59" presentation:style-name="a332" draw:name="Vertical Text Placeholder 2" svg:x="0.75in" svg:y="0.66667in" svg:width="6.20833in" svg:height="6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  <text:list text:style-name="a321">
            <text:list-item>
              <text:list text:style-name="a321">
                <text:list-item>
                  <text:p text:style-name="a320" text:class-names="" text:cond-style-name=""><text:span text:style-name="a319" text:class-names="">Second level</text:span></text:p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p text:style-name="a323" text:class-names="" text:cond-style-name=""><text:span text:style-name="a322" text:class-names="">Third level</text:span></text:p>
                    </text:list-item>
                  </text:list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list text:style-name="a327">
                        <text:list-item>
                          <text:p text:style-name="a326" text:class-names="" text:cond-style-name=""><text:span text:style-name="a3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list text:style-name="a331">
                            <text:list-item>
                              <text:p text:style-name="a330" text:class-names="" text:cond-style-name=""><text:span text:style-name="a328" text:class-names="">Fifth level</text:span><text:span text:style-name="a3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35" draw:name="Date Placeholder 3" svg:x="0.75in" svg:y="6.83333in" svg:width="2.08333in" svg:height="0.5in" presentation:class="date-time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61" presentation:style-name="a338" draw:name="Footer Placeholder 4" svg:x="3.41667in" svg:y="6.83333in" svg:width="3.16667in" svg:height="0.5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2" presentation:style-name="a341" draw:name="Slide Number Placeholder 5" svg:x="7.16667in" svg:y="6.83333in" svg:width="2.08333in" svg:height="0.5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Kein Folientitel</dc:title>
    <meta:initial-creator>Regina Henschel</meta:initial-creator>
    <dc:creator>Regina Henschel</dc:creator>
    <meta:creation-date>2021-03-20T12:25:57Z</meta:creation-date>
    <dc:date>2021-03-20T14:32:09Z</dc:date>
    <meta:editing-cycles>4</meta:editing-cycles>
    <meta:editing-duration>PT0S</meta:editing-duration>
    <meta:document-statistic meta:paragraph-count="0" meta:word-count="0"/>
  </office:meta>
</office:document-meta>
</file>